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1">
      <style:paragraph-properties fo:margin-top="0in" fo:margin-bottom="0.1965in" style:contextual-spacing="false"/>
    </style:style>
    <style:style style:name="P3" style:family="paragraph" style:parent-style-name="Preformatted_20_Text" style:list-style-name="L3">
      <style:paragraph-properties fo:margin-top="0in" fo:margin-bottom="0.1965in" style:contextual-spacing="false"/>
    </style:style>
    <style:style style:name="P4" style:family="paragraph" style:parent-style-name="Preformatted_20_Text" style:list-style-name="L5">
      <style:paragraph-properties fo:margin-top="0in" fo:margin-bottom="0.1965in" style:contextual-spacing="false"/>
    </style:style>
    <style:style style:name="P5" style:family="paragraph" style:parent-style-name="Preformatted_20_Text" style:list-style-name="L7">
      <style:paragraph-properties fo:margin-top="0in" fo:margin-bottom="0.1965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tion for Bash Scripts</text:h>
      <text:p text:style-name="Text_20_body">This documentation explains the purpose and usage of four Bash scripts for managing Docker Compose services, accessing logs, and interacting with Kafka topics. Each script has a dedicated section that details what it does, how to run it, and what output to expect.</text:p>
      <text:p text:style-name="Horizontal_20_Line"/>
      <text:h text:style-name="Heading_20_2" text:outline-level="2">Script 1: Build and Start Services</text:h>
      <text:h text:style-name="Heading_20_3" text:outline-level="3">File Name</text:h>
      <text:p text:style-name="Text_20_body"><text:span text:style-name="Source_20_Text">build_and_start_services.sh</text:span></text:p>
      <text:h text:style-name="Heading_20_3" text:outline-level="3">Purpose</text:h>
      <text:p text:style-name="Text_20_body">This script builds Docker Compose services without using the cache and starts them with the <text:span text:style-name="Source_20_Text">--force-recreate</text:span> option in detached mode.</text:p>
      <text:h text:style-name="Heading_20_3" text:outline-level="3">Script</text:h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echo "Building Docker Compose services with --no-cache..."</text:span></text:p>
      <text:p text:style-name="Preformatted_20_Text"><text:span text:style-name="Source_20_Text">docker compose build --no-cache</text:span></text:p>
      <text:p text:style-name="Preformatted_20_Text"/>
      <text:p text:style-name="Preformatted_20_Text"><text:span text:style-name="Source_20_Text">if [ $? -eq 0 ]; then</text:span></text:p>
      <text:p text:style-name="Preformatted_20_Text"><text:span text:style-name="Source_20_Text"><text:s text:c="4"/>echo "Build completed successfully."</text:span></text:p>
      <text:p text:style-name="Preformatted_20_Text"><text:span text:style-name="Source_20_Text">else</text:span></text:p>
      <text:p text:style-name="Preformatted_20_Text"><text:span text:style-name="Source_20_Text"><text:s text:c="4"/>echo "Build failed. Exiting."</text:span></text:p>
      <text:p text:style-name="Preformatted_20_Text"><text:span text:style-name="Source_20_Text"><text:s text:c="4"/>exit 1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echo "Starting Docker Compose services with --force-recreate and -d options..."</text:span></text:p>
      <text:p text:style-name="Preformatted_20_Text"><text:span text:style-name="Source_20_Text">docker compose up --force-recreate -d</text:span></text:p>
      <text:p text:style-name="Preformatted_20_Text"/>
      <text:p text:style-name="Preformatted_20_Text"><text:span text:style-name="Source_20_Text">if [ $? -eq 0 ]; then</text:span></text:p>
      <text:p text:style-name="Preformatted_20_Text"><text:span text:style-name="Source_20_Text"><text:s text:c="4"/>echo "Services started successfully."</text:span></text:p>
      <text:p text:style-name="Preformatted_20_Text"><text:span text:style-name="Source_20_Text">else</text:span></text:p>
      <text:p text:style-name="Preformatted_20_Text"><text:span text:style-name="Source_20_Text"><text:s text:c="4"/>echo "Failed to start services. Exiting."</text:span></text:p>
      <text:p text:style-name="Preformatted_20_Text"><text:span text:style-name="Source_20_Text"><text:s text:c="4"/>exit 1</text:span></text:p>
      <text:p text:style-name="P1"><text:span text:style-name="Source_20_Text">fi</text:span></text:p>
      <text:h text:style-name="Heading_20_3" text:outline-level="3">How to Run</text:h>
      <text:list text:style-name="L1">
        <text:list-item>
          <text:p text:style-name="P7">Save the script as <text:span text:style-name="Source_20_Text">build_and_start_services.sh</text:span>. </text:p>
        </text:list-item>
        <text:list-item>
          <text:p text:style-name="P6">Make the script executable: </text:p>
          <text:p text:style-name="P2"><text:span text:style-name="Source_20_Text">chmod +x build_and_start_services.sh</text:span></text:p>
        </text:list-item>
        <text:list-item>
          <text:p text:style-name="P6">Run the script: </text:p>
          <text:p text:style-name="P2"><text:span text:style-name="Source_20_Text">./build_and_start_services.sh</text:span></text:p>
        </text:list-item>
      </text:list>
      <text:h text:style-name="Heading_20_3" text:outline-level="3"><text:soft-page-break/>Expected Output</text:h>
      <text:list text:style-name="L2">
        <text:list-item>
          <text:p text:style-name="P9">Builds all Docker Compose services without using cache. </text:p>
        </text:list-item>
        <text:list-item>
          <text:p text:style-name="P9">Starts the services in detached mode, recreating them if they exist. </text:p>
        </text:list-item>
        <text:list-item>
          <text:p text:style-name="P8">Displays success or failure messages for each step. </text:p>
        </text:list-item>
      </text:list>
      <text:p text:style-name="Horizontal_20_Line"/>
      <text:h text:style-name="Heading_20_2" text:outline-level="2">Script 2: Stop and Cleanup Services</text:h>
      <text:h text:style-name="Heading_20_3" text:outline-level="3">File Name</text:h>
      <text:p text:style-name="Text_20_body"><text:span text:style-name="Source_20_Text">stop_and_cleanup_services.sh</text:span></text:p>
      <text:h text:style-name="Heading_20_3" text:outline-level="3">Purpose</text:h>
      <text:p text:style-name="Text_20_body">This script stops all Docker Compose services, removes associated volumes, and provides an option to remove dangling Docker images.</text:p>
      <text:h text:style-name="Heading_20_3" text:outline-level="3">Script</text:h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echo "Stopping and removing Docker Compose services..."</text:span></text:p>
      <text:p text:style-name="Preformatted_20_Text"><text:span text:style-name="Source_20_Text">docker compose down --volumes --remove-orphans</text:span></text:p>
      <text:p text:style-name="Preformatted_20_Text"/>
      <text:p text:style-name="Preformatted_20_Text"><text:span text:style-name="Source_20_Text">if [ $? -eq 0 ]; then</text:span></text:p>
      <text:p text:style-name="Preformatted_20_Text"><text:span text:style-name="Source_20_Text"><text:s text:c="4"/>echo "All services, volumes, and orphan containers have been removed successfully."</text:span></text:p>
      <text:p text:style-name="Preformatted_20_Text"><text:span text:style-name="Source_20_Text">else</text:span></text:p>
      <text:p text:style-name="Preformatted_20_Text"><text:span text:style-name="Source_20_Text"><text:s text:c="4"/>echo "Failed to remove services and volumes. Please check for errors."</text:span></text:p>
      <text:p text:style-name="Preformatted_20_Text"><text:span text:style-name="Source_20_Text"><text:s text:c="4"/>exit 1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read -p "Do you want to remove dangling Docker images as well? (y/n): " choice</text:span></text:p>
      <text:p text:style-name="Preformatted_20_Text"><text:span text:style-name="Source_20_Text">if [[ "$choice" == "y" || "$choice" == "Y" ]]; then</text:span></text:p>
      <text:p text:style-name="Preformatted_20_Text"><text:span text:style-name="Source_20_Text"><text:s text:c="4"/>echo "Removing dangling Docker images..."</text:span></text:p>
      <text:p text:style-name="Preformatted_20_Text"><text:span text:style-name="Source_20_Text"><text:s text:c="4"/>docker image prune -f</text:span></text:p>
      <text:p text:style-name="Preformatted_20_Text"><text:span text:style-name="Source_20_Text"><text:s text:c="4"/>echo "Dangling images removed."</text:span></text:p>
      <text:p text:style-name="Preformatted_20_Text"><text:span text:style-name="Source_20_Text">else</text:span></text:p>
      <text:p text:style-name="Preformatted_20_Text"><text:span text:style-name="Source_20_Text"><text:s text:c="4"/>echo "Skipping removal of dangling images."</text:span></text:p>
      <text:p text:style-name="Preformatted_20_Text"><text:span text:style-name="Source_20_Text">fi</text:span></text:p>
      <text:p text:style-name="Preformatted_20_Text"/>
      <text:p text:style-name="P1"><text:span text:style-name="Source_20_Text">echo "Cleanup completed."</text:span></text:p>
      <text:h text:style-name="Heading_20_3" text:outline-level="3">How to Run</text:h>
      <text:list text:style-name="L3">
        <text:list-item>
          <text:p text:style-name="P11">Save the script as <text:span text:style-name="Source_20_Text">stop_and_cleanup_services.sh</text:span>. </text:p>
        </text:list-item>
        <text:list-item>
          <text:p text:style-name="P10">Make the script executable: </text:p>
          <text:p text:style-name="P3"><text:span text:style-name="Source_20_Text">chmod +x stop_and_cleanup_services.sh</text:span></text:p>
        </text:list-item>
        <text:list-item>
          <text:p text:style-name="P10">Run the script: </text:p>
          <text:p text:style-name="P3"><text:span text:style-name="Source_20_Text">./stop_and_cleanup_services.sh</text:span></text:p>
        </text:list-item>
      </text:list>
      <text:h text:style-name="Heading_20_3" text:outline-level="3"><text:soft-page-break/>Expected Output</text:h>
      <text:list text:style-name="L4">
        <text:list-item>
          <text:p text:style-name="P13">Stops and removes all Docker Compose services and their volumes. </text:p>
        </text:list-item>
        <text:list-item>
          <text:p text:style-name="P13">Prompts to remove dangling Docker images. </text:p>
        </text:list-item>
        <text:list-item>
          <text:p text:style-name="P12">Displays success or failure messages for each step. </text:p>
        </text:list-item>
      </text:list>
      <text:p text:style-name="Horizontal_20_Line"/>
      <text:h text:style-name="Heading_20_2" text:outline-level="2">Script 3: View Application Logs</text:h>
      <text:h text:style-name="Heading_20_3" text:outline-level="3">File Name</text:h>
      <text:p text:style-name="Text_20_body"><text:span text:style-name="Source_20_Text">view_application_logs.sh</text:span></text:p>
      <text:h text:style-name="Heading_20_3" text:outline-level="3">Purpose</text:h>
      <text:p text:style-name="Text_20_body">This script provides a menu to select a specific application and view its real-time logs.</text:p>
      <text:h text:style-name="Heading_20_3" text:outline-level="3">Script</text:h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applications=(</text:span></text:p>
      <text:p text:style-name="Preformatted_20_Text"><text:span text:style-name="Source_20_Text"><text:s text:c="2"/>"trips-application"</text:span></text:p>
      <text:p text:style-name="Preformatted_20_Text"><text:span text:style-name="Source_20_Text"><text:s text:c="2"/>"streams-application"</text:span></text:p>
      <text:p text:style-name="Preformatted_20_Text"><text:span text:style-name="Source_20_Text"><text:s text:c="2"/>"routes-application"</text:span></text:p>
      <text:p text:style-name="Preformatted_20_Text"><text:span text:style-name="Source_20_Text"><text:s text:c="2"/>"Exit"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echo "Select the application to view logs:"</text:span></text:p>
      <text:p text:style-name="Preformatted_20_Text"><text:span text:style-name="Source_20_Text">select app in "${applications[@]}"; do</text:span></text:p>
      <text:p text:style-name="Preformatted_20_Text"><text:span text:style-name="Source_20_Text"><text:s text:c="4"/>case $app in</text:span></text:p>
      <text:p text:style-name="Preformatted_20_Text"><text:span text:style-name="Source_20_Text"><text:s text:c="8"/>"trips-application")</text:span></text:p>
      <text:p text:style-name="Preformatted_20_Text"><text:span text:style-name="Source_20_Text"><text:s text:c="12"/>echo "Showing logs for Trips-Application..."</text:span></text:p>
      <text:p text:style-name="Preformatted_20_Text"><text:span text:style-name="Source_20_Text"><text:s text:c="12"/>docker logs -f trips-application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12"/>;;</text:span></text:p>
      <text:p text:style-name="Preformatted_20_Text"><text:span text:style-name="Source_20_Text"><text:s text:c="8"/>"streams-application")</text:span></text:p>
      <text:p text:style-name="Preformatted_20_Text"><text:span text:style-name="Source_20_Text"><text:s text:c="12"/>echo "Showing logs for Streams-Application..."</text:span></text:p>
      <text:p text:style-name="Preformatted_20_Text"><text:span text:style-name="Source_20_Text"><text:s text:c="12"/>docker logs -f streams-application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12"/>;;</text:span></text:p>
      <text:p text:style-name="Preformatted_20_Text"><text:span text:style-name="Source_20_Text"><text:s text:c="8"/>"routes-application")</text:span></text:p>
      <text:p text:style-name="Preformatted_20_Text"><text:span text:style-name="Source_20_Text"><text:s text:c="12"/>echo "Showing logs for Routes-Application..."</text:span></text:p>
      <text:p text:style-name="Preformatted_20_Text"><text:span text:style-name="Source_20_Text"><text:s text:c="12"/>docker logs -f routes-application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12"/>;;</text:span></text:p>
      <text:p text:style-name="Preformatted_20_Text"><text:span text:style-name="Source_20_Text"><text:s text:c="8"/>"Exit")</text:span></text:p>
      <text:p text:style-name="Preformatted_20_Text"><text:span text:style-name="Source_20_Text"><text:s text:c="12"/>echo "Exiting."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12"/>;;</text:span></text:p>
      <text:p text:style-name="Preformatted_20_Text"><text:span text:style-name="Source_20_Text"><text:s text:c="8"/>*)</text:span></text:p>
      <text:p text:style-name="Preformatted_20_Text"><text:span text:style-name="Source_20_Text"><text:s text:c="12"/>echo "Invalid choice. Please select a valid application."</text:span></text:p>
      <text:p text:style-name="Preformatted_20_Text"><text:span text:style-name="Source_20_Text"><text:s text:c="12"/>;;</text:span></text:p>
      <text:p text:style-name="Preformatted_20_Text"><text:span text:style-name="Source_20_Text"><text:s text:c="4"/>esac</text:span></text:p>
      <text:p text:style-name="P1"><text:span text:style-name="Source_20_Text">done</text:span></text:p>
      <text:h text:style-name="Heading_20_3" text:outline-level="3"><text:soft-page-break/>How to Run</text:h>
      <text:list text:style-name="L5">
        <text:list-item>
          <text:p text:style-name="P15">Save the script as <text:span text:style-name="Source_20_Text">view_application_logs.sh</text:span>. </text:p>
        </text:list-item>
        <text:list-item>
          <text:p text:style-name="P14">Make the script executable: </text:p>
          <text:p text:style-name="P4"><text:span text:style-name="Source_20_Text">chmod +x view_application_logs.sh</text:span></text:p>
        </text:list-item>
        <text:list-item>
          <text:p text:style-name="P14">Run the script: </text:p>
          <text:p text:style-name="P4"><text:span text:style-name="Source_20_Text">./view_application_logs.sh</text:span></text:p>
        </text:list-item>
      </text:list>
      <text:h text:style-name="Heading_20_3" text:outline-level="3">Expected Output</text:h>
      <text:list text:style-name="L6">
        <text:list-item>
          <text:p text:style-name="P17">Displays a menu with options to select an application. </text:p>
        </text:list-item>
        <text:list-item>
          <text:p text:style-name="P17">Streams logs for the selected application in real time. </text:p>
        </text:list-item>
        <text:list-item>
          <text:p text:style-name="P16">Exits the script if "Exit" is chosen. </text:p>
        </text:list-item>
      </text:list>
      <text:p text:style-name="Horizontal_20_Line"/>
      <text:h text:style-name="Heading_20_2" text:outline-level="2">Script 4: View Kafka Topics</text:h>
      <text:h text:style-name="Heading_20_3" text:outline-level="3">File Name</text:h>
      <text:p text:style-name="Text_20_body"><text:span text:style-name="Source_20_Text">view_kafka_topics.sh</text:span></text:p>
      <text:h text:style-name="Heading_20_3" text:outline-level="3">Purpose</text:h>
      <text:p text:style-name="Text_20_body">This script provides a menu to select a Kafka topic and view its messages from the beginning.</text:p>
      <text:h text:style-name="Heading_20_3" text:outline-level="3">Script</text:h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topics=("DBInfo" "Results" "Routes" "Trips" "Exit")</text:span></text:p>
      <text:p text:style-name="Preformatted_20_Text"/>
      <text:p text:style-name="Preformatted_20_Text"><text:span text:style-name="Source_20_Text">echo "Select a topic to view:"</text:span></text:p>
      <text:p text:style-name="Preformatted_20_Text"><text:span text:style-name="Source_20_Text">select topic in "${topics[@]}"; do</text:span></text:p>
      <text:p text:style-name="Preformatted_20_Text"><text:span text:style-name="Source_20_Text"><text:s text:c="4"/>case $topic in</text:span></text:p>
      <text:p text:style-name="Preformatted_20_Text"><text:span text:style-name="Source_20_Text"><text:s text:c="8"/>"DBInfo"|"Results"|"Routes"|"Trips")</text:span></text:p>
      <text:p text:style-name="Preformatted_20_Text"><text:span text:style-name="Source_20_Text"><text:s text:c="12"/>echo "Fetching data for topic: $topic"</text:span></text:p>
      <text:p text:style-name="Preformatted_20_Text"><text:span text:style-name="Source_20_Text"><text:s text:c="12"/>docker exec -it kafka kafka-console-consumer --bootstrap-server localhost:9092 --topic "$topic" --from-beginning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12"/>;;</text:span></text:p>
      <text:p text:style-name="Preformatted_20_Text"><text:span text:style-name="Source_20_Text"><text:s text:c="8"/>"Exit")</text:span></text:p>
      <text:p text:style-name="Preformatted_20_Text"><text:span text:style-name="Source_20_Text"><text:s text:c="12"/>echo "Exiting."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12"/>;;</text:span></text:p>
      <text:p text:style-name="Preformatted_20_Text"><text:span text:style-name="Source_20_Text"><text:s text:c="8"/>*)</text:span></text:p>
      <text:p text:style-name="Preformatted_20_Text"><text:span text:style-name="Source_20_Text"><text:s text:c="12"/>echo "Invalid choice. Please select a valid topic."</text:span></text:p>
      <text:p text:style-name="Preformatted_20_Text"><text:span text:style-name="Source_20_Text"><text:s text:c="12"/>;;</text:span></text:p>
      <text:p text:style-name="Preformatted_20_Text"><text:span text:style-name="Source_20_Text"><text:s text:c="4"/>esac</text:span></text:p>
      <text:p text:style-name="P1"><text:span text:style-name="Source_20_Text">done</text:span></text:p>
      <text:h text:style-name="Heading_20_3" text:outline-level="3">How to Run</text:h>
      <text:list text:style-name="L7">
        <text:list-item>
          <text:p text:style-name="P19">Save the script as <text:span text:style-name="Source_20_Text">view_kafka_topics.sh</text:span>. </text:p>
        </text:list-item>
        <text:list-item>
          <text:p text:style-name="P18"><text:soft-page-break/>Make the script executable: </text:p>
          <text:p text:style-name="P5"><text:span text:style-name="Source_20_Text">chmod +x view_kafka_topics.sh</text:span></text:p>
        </text:list-item>
        <text:list-item>
          <text:p text:style-name="P18">Run the script: </text:p>
          <text:p text:style-name="P5"><text:span text:style-name="Source_20_Text">./view_kafka_topics.sh</text:span></text:p>
        </text:list-item>
      </text:list>
      <text:h text:style-name="Heading_20_3" text:outline-level="3">Expected Output</text:h>
      <text:list text:style-name="L8">
        <text:list-item>
          <text:p text:style-name="P21">Displays a menu with options to select a Kafka topic. </text:p>
        </text:list-item>
        <text:list-item>
          <text:p text:style-name="P21">Fetches and displays messages from the selected topic starting from the beginning. </text:p>
        </text:list-item>
        <text:list-item>
          <text:p text:style-name="P20">Exits the script if "Exit" is chosen. </text:p>
        </text:list-item>
      </text:list>
      <text:p text:style-name="Horizontal_20_Line"/>
      <text:h text:style-name="Heading_20_2" text:outline-level="2">General Notes</text:h>
      <text:list text:style-name="L9">
        <text:list-item>
          <text:p text:style-name="P23">Ensure Docker and Docker Compose are installed and running on your machine. </text:p>
        </text:list-item>
        <text:list-item>
          <text:p text:style-name="P23">For Kafka topic scripts, ensure the Kafka container is running and accessible. </text:p>
        </text:list-item>
        <text:list-item>
          <text:p text:style-name="P22">Make sure to give executable permissions to the scripts before running them. </text:p>
        </text:list-item>
      </text:list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4T20:03:05.599033300</dc:date>
    <meta:editing-duration>PT2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158" meta:word-count="718" meta:character-count="5196" meta:non-whitespace-character-count="4194"/>
  </office:meta>
</office:document-meta>
</file>